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officeooo:rsid="000fc641" officeooo:paragraph-rsid="000fc641"/>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9pt" fo:language="en" fo:country="US"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weight="normal"/>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weight="normal"/>
    </style:style>
    <style:style style:name="P7" style:family="paragraph" style:parent-style-name="Text_20_body">
      <style:paragraph-properties fo:margin-top="0in" fo:margin-bottom="0in" loext:contextual-spacing="false" fo:line-height="138%" style:writing-mode="lr-tb"/>
    </style:style>
    <style:style style:name="T1" style:family="text">
      <style:text-properties fo:font-variant="normal" fo:text-transform="none" fo:color="#000000" style:text-line-through-style="none" style:text-line-through-type="none" style:font-name="Arial" fo:font-size="9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font-name="Arial" fo:font-size="9pt" fo:font-style="normal" style:text-underline-style="solid" style:text-underline-width="auto" style:text-underline-color="font-color" fo:background-color="transparent" loext:char-shading-value="0"/>
    </style:style>
    <style:style style:name="T5" style:family="text">
      <style:text-properties fo:font-variant="normal" fo:text-transform="none" fo:color="#1155cc" style:text-line-through-style="none" style:text-line-through-type="none" style:font-name="Arial" fo:font-size="9pt"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e4f5cde1-7fff-f32d-5df3-eb1b0f0e5395"/>=== BEGIN ===</text:p>
      <text:p text:style-name="P1">Do you like traffic jams? I think, your answer is negative. But if you live in such megapolic as Detroid or Moscow, for example, traffic jams are part of your everyday reality. <text:s/>When I stay in traffic jam, personally I want to take fly my wheel and continue my way in the sky. And this fairy-tale might be a reality in the near future. <text:s text:c="3"/></text:p>
      <text:p text:style-name="P2">=== HISTORY ===</text:p>
      <text:p text:style-name="P2">PAL-V Europe NV started in 2001 to design a roadable aircraft. It evaluated many potential technologies and created numerous concepts in cooperation with well-known research institutes and universities. The most important breakthrough was the maturing of the DVC tilting technology in 2005. This brought into reach the design of a real flying car instead of a roadable aircraft. This technology allowed for safe driving without compromises while having a high centre of gravity and a narrow aerodynamic shape necessary for flying. The first real “flying car” concept was born!</text:p>
      <text:p text:style-name="P2">Having designed and patented their findings and concepts, PAL-V Europe NV hired a team of very skilled engineers with automotive, aviation and motorcycle backgrounds and started the engineering of its proof-of-concept prototypes. World-class partners were selected and contracted for several system elements. This led to the first flight of PAL-V’s proof-of-concept prototype in 2012.</text:p>
      <text:p text:style-name="P2">Since then the company entered the next phase of development, engineering the first commercial version, optimizing the design, and starting up production. This will result in the market launch of the first model: the PAL-V ONE.</text:p>
      <text:p text:style-name="Text_20_body"/>
      <text:p text:style-name="P2">=== MAIN ===</text:p>
      <text:p text:style-name="P3">The PAL-V ONE is a two seat hybrid car and gyroplane: a personal air and land vehicle. What makes the PAL-V ONE attractive is the convenience of fully integrated door-to-door transportation.</text:p>
      <text:p text:style-name="P3">On the ground this slim, aerodynamic, 3-wheeled vehicle has the comfort of a car with the agility of a motorcycle thanks to its patented, cutting-edge, ‘tilting’ system. It can be driven to the nearest airfield and take off just like any other airplane. The single rotor and propeller are unfolded to make the PAL-V ONE ready to fly.</text:p>
      <text:p text:style-name="P3">When airborne, the PAL-V usually flies below 1,200 m, the airspace available for uncontrolled Visual Flight Rules (VFR) traffic; so there will be no interference from commercial air traffic. Furthermore, the PAL-V is powered by a very robust, flight certified aircraft engine. It runs on gasoline. It can reach speeds of up to 180 km/h both on land and in the air.</text:p>
      <text:p text:style-name="P3">The PAL-V ONE has a very short take off and landing capability, making it possible to land practically anywhere. When not using controlled airspace, you can take off without filing a flight plan. Flying a PAL-V is like a standard gyrocopter. It is quieter than helicopters due to the slower rotation of the main rotor. It takes off and lands with low speed, cannot stall, and is very easy to control. The gyroplane technology means that it can be steered and landed safely even if the engine fails, because the rotor keeps auto rotating.</text:p>
      <text:p text:style-name="Text_20_body"/>
      <text:p text:style-name="P2">=== EXPERIENCE ===</text:p>
      <text:p text:style-name="P3">On the road, the PAL-V ONE accelerates like a sports car. The razor sharp cornering makes you feel like you are skiing elegantly and effortlessly down a beautiful mountain. When flying, the PAL-V is very safe and easy to handle, opening up new dimensions of the personal freedom you have always wanted to experience. Fly-drive to an island, soar over that traffic jam, sail above water, create your own virtual bridge, cross that mountain range as freely as a bird. Go wherever you want to go whenever you feel like it and… fully enjoy the new experiences your PAL-V ONE offers!</text:p>
      <text:p text:style-name="Text_20_body"/>
      <text:p text:style-name="P2">=== TRANSFORMATION ===</text:p>
      <text:p text:style-name="P3">Converting the PAL-V ONE from airplane to automobile is a very easy process which takes about 10 minutes. Once the engine stops, the propeller folds itself automatically into the driving position. Pushing a button then lowers the rotor mast into the horizontal position. The same motion lowers the tail. The outer blades are folded over the inner blades via hinge mechanisms. The last steps in the process are to push the tail into its driving position and secure the rotor blades. This conversion can be executed by the driver/pilot after just a short training lesson. To convert from driving to flying mode, simply reverse the sequence.</text:p>
      <text:p text:style-name="Text_20_body"/>
      <text:p text:style-name="P2"><text:soft-page-break/>=== STYLING AND DESIGN ===</text:p>
      <text:p text:style-name="P2">The distinctive look of the PAL-V is the result of an uncompromising design approach that integrates both aerodynamic and stylistic requirements. It is dynamic without being overbearing and delivers elegance rather than extravagance. The result is a timeless exterior that maintains excellent aerodynamics. What the driver/pilot sees, hears, and feels is all in harmony. The reward is total involvement: a level of engagement and experience that truly stimulates the senses.</text:p>
      <text:p text:style-name="Text_20_body"/>
      <text:p text:style-name="P2">Еще какая-то инфа, хз можно ли куда-то ее пристроить</text:p>
      <text:p text:style-name="P2">=== TECHNOLOGY ===</text:p>
      <text:p text:style-name="P3">PAL-V DVC Tilting Technology</text:p>
      <text:p text:style-name="Text_20_body"/>
      <text:p text:style-name="P6"><text:span text:style-name="T1">The PAL-V drives using the patented DVC™ tilting technologies invented for the Carver ONE (a two-passenger land vehicle). Watch movie: “</text:span><text:span text:style-name="T4">carver driving</text:span><text:span text:style-name="T3">”</text:span></text:p>
      <text:p text:style-name="P3">Steer it like a car and it banks like a motorcycle. It sounds deceptively simple, and it truly is! At the heart of the PAL-V lies the Dynamic Vehicle Control (DVC™) system which automatically adjusts the tilt angle of the vehicle to its speed and acceleration, enabling a plane-like ’tilting while cornering’ performance.</text:p>
      <text:p text:style-name="P3">The driver’s input via steering torque is distributed between the front wheel steering angle and the vehicle tilting angle. This distribution is automatically adjusted to varying speeds and road conditions to ensure an optimal balance at all times. At lower speeds, the steering torque is directed to the front wheel angle and the passenger compartment remains upright. At higher speeds the steering torque is mainly directed to the tilt angle of the cockpit.</text:p>
      <text:p text:style-name="P3">The genius of the DVC™ technology is in its simplicity: essentially a mechanical-hydraulic system. It relies on proven technology resulting in a reliable responsive, and above all, extremely safe steering system.</text:p>
      <text:p text:style-name="P3">With the PAL-V ONE, tilting in corners becomes second nature.</text:p>
      <text:p text:style-name="P3">PAL-V Gyrocopter technology</text:p>
      <text:p text:style-name="P3">Juan de la Cierva, a Spanish engineer and aeronautical enthusiast, invented the first successful rotorcraft, which he named ‘autogiro’ in 1923. His aim was to create an aircraft that was the safest in the world</text:p>
      <text:p text:style-name="Text_20_body"/>
      <text:p text:style-name="P5"><text:span text:style-name="T2">PAL-V International B.V.</text:span><text:span text:style-name="T3"> </text:span><text:span text:style-name="T1">is a Dutch company who are developing a roadable aircraft, the PAL-V ONE (Personal Air and Land Vehicle ONE).</text:span></text:p>
      <text:p text:style-name="P7"><text:a xlink:type="simple" xlink:href="https://www.flickr.com/photos/76633977@N08" text:style-name="Internet_20_link" text:visited-style-name="Visited_20_Internet_20_Link"><text:span text:style-name="T5">76633977@N08</text:span></text:a></text:p>
      <text:p text:style-name="P7"><text:a xlink:type="simple" xlink:href="https://web.archive.org/web/20120404152510/http://pal-v.com:80/" text:style-name="Internet_20_link" text:visited-style-name="Visited_20_Internet_20_Link"><text:span text:style-name="T5">pal-v.com:80</text:span></text:a></text:p>
      <text:p text:style-name="Text_20_body"/>
      <text:p text:style-name="P2">The PAL-V ONE in flight is an autogyro or gyrocopter, with a foldable pusher propeller providing forward thrust and a free-spinning rotor providing lift. Directional stability is provided by twin boom-mounted tailfins.</text:p>
      <text:p text:style-name="P2">It has a tricycle undercarriage with relatively large wheels.</text:p>
      <text:p text:style-name="P2">On the ground, the propeller and rotor are stopped and power is diverted to the wheels, allowing it to travel as a three-wheeled car. Unusually, it leans into turns like a motorcycle, a solution pioneered by the Carver vehicle, also produced by a Dutch company.</text:p>
      <text:p text:style-name="P2">The PAL-V One has two seats and a 160 kW flight certified gasoline engine, giving it a top speed of 180 km/h (112 mph) on land and in air, and a Maximum Takeoff Weight of 910 kg.</text:p>
      <text:p text:style-name="P5"><text:span text:style-name="T1">A prototype model has been test flown in 2012.</text:span><text:span text:style-name="T3"> </text:span><text:span text:style-name="T1">The company is seeking funds to develop the type for production. Estimated unit price in 2012 was around $300,000.</text:span></text:p>
      <text:p text:style-name="P2">In May 2014 the manufacturer announced the flying car will be taken in production, with an exclusive limited edition 45 units at 500,000 euro each, with orders being taken from later that year, and first deliveries in 2016/2017.</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3:57:55.305187766</meta:creation-date>
    <dc:date>2018-11-09T00:08:50.912259285</dc:date>
    <meta:editing-duration>PT5S</meta:editing-duration>
    <meta:editing-cycles>1</meta:editing-cycles>
    <meta:generator>LibreOffice/5.1.6.2$Linux_X86_64 LibreOffice_project/10m0$Build-2</meta:generator>
    <meta:document-statistic meta:table-count="0" meta:image-count="0" meta:object-count="0" meta:page-count="2" meta:paragraph-count="37" meta:word-count="1241" meta:character-count="7551" meta:non-whitespace-character-count="6340"/>
  </office:meta>
</office:document-meta>
</file>